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a963" officeooo:paragraph-rsid="000da963"/>
    </style:style>
    <style:style style:name="P3" style:family="paragraph" style:parent-style-name="Table_20_Contents">
      <style:text-properties officeooo:rsid="000cf989" officeooo:paragraph-rsid="000fe73a"/>
    </style:style>
    <style:style style:name="P4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5" style:family="paragraph" style:parent-style-name="Table_20_Contents">
      <style:text-properties officeooo:rsid="000f2ffc" officeooo:paragraph-rsid="000cf989"/>
    </style:style>
    <style:style style:name="P6" style:family="paragraph" style:parent-style-name="Table_20_Contents">
      <style:text-properties officeooo:rsid="000fd3c5" officeooo:paragraph-rsid="000fd3c5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0fd3c5"/>
    </style:style>
    <style:style style:name="P10" style:family="paragraph" style:parent-style-name="Azione_20_attore" style:list-style-name="Numerazione_20_UC">
      <style:text-properties officeooo:rsid="000cf989" officeooo:paragraph-rsid="000fe73a"/>
    </style:style>
    <style:style style:name="P11" style:family="paragraph" style:parent-style-name="Azione_20_attore" style:list-style-name="">
      <style:text-properties officeooo:rsid="000cf989" officeooo:paragraph-rsid="000cf989"/>
    </style:style>
    <style:style style:name="P12" style:family="paragraph" style:parent-style-name="Azione_20_attore">
      <style:text-properties officeooo:rsid="000fe73a" officeooo:paragraph-rsid="000fe73a"/>
    </style:style>
    <style:style style:name="P13" style:family="paragraph" style:parent-style-name="Azione_20_attore">
      <style:text-properties fo:font-weight="normal" officeooo:rsid="0012a0a3" officeooo:paragraph-rsid="0012a0a3" style:font-weight-asian="normal" style:font-weight-complex="normal"/>
    </style:style>
    <style:style style:name="P14" style:family="paragraph" style:parent-style-name="Azione_20_sistema">
      <style:text-properties officeooo:rsid="001198c4" officeooo:paragraph-rsid="001198c4"/>
    </style:style>
    <style:style style:name="P15" style:family="paragraph" style:parent-style-name="Azione_20_sistema">
      <style:text-properties officeooo:rsid="000fe73a" officeooo:paragraph-rsid="000fe73a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fo:font-weight="normal" officeooo:rsid="0012a0a3" officeooo:paragraph-rsid="0012a0a3" style:font-weight-asian="normal" style:font-weight-complex="normal"/>
    </style:style>
    <style:style style:name="T1" style:family="text">
      <style:text-properties officeooo:rsid="000f2ffc"/>
    </style:style>
    <style:style style:name="T2" style:family="text">
      <style:text-properties officeooo:rsid="000ad213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53f" style:font-weight-asian="normal" style:font-weight-complex="normal"/>
    </style:style>
    <style:style style:name="T5" style:family="text">
      <style:text-properties fo:font-weight="normal" officeooo:rsid="000fe73a" style:font-weight-asian="normal" style:font-weight-complex="normal"/>
    </style:style>
    <style:style style:name="T6" style:family="text">
      <style:text-properties fo:font-weight="normal" officeooo:rsid="0012a0a3" style:font-weight-asian="normal" style:font-weight-complex="normal"/>
    </style:style>
    <style:style style:name="T7" style:family="text">
      <style:text-properties fo:font-weight="bold" officeooo:rsid="0012f53f" style:font-weight-asian="bold" style:font-weight-complex="bold"/>
    </style:style>
    <style:style style:name="T8" style:family="text">
      <style:text-properties fo:font-weight="bold" officeooo:rsid="000fe73a" style:font-weight-asian="bold" style:font-weight-complex="bold"/>
    </style:style>
    <style:style style:name="T9" style:family="text">
      <style:text-properties fo:font-weight="bold" officeooo:rsid="0012a0a3" style:font-weight-asian="bold" style:font-weight-complex="bold"/>
    </style:style>
    <style:style style:name="T10" style:family="text">
      <style:text-properties officeooo:rsid="000db710"/>
    </style:style>
    <style:style style:name="T11" style:family="text">
      <style:text-properties officeooo:rsid="000fe73a"/>
    </style:style>
    <style:style style:name="T12" style:family="text">
      <style:text-properties officeooo:rsid="001198c4"/>
    </style:style>
    <style:style style:name="T13" style:family="text">
      <style:text-properties officeooo:rsid="0012a0a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2">M</text:span>odifica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47864" text:style-name="Numerazione_20_UC">
              <text:list-item text:start-value="1">
                <text:p text:style-name="P10"><text:span text:style-name="T3">L'utente </text:span><text:span text:style-name="T10"><text:s/>accede alla sezione Questionari </text:span><text:span text:style-name="T3">(</text:span><text:span text:style-name="T4">include</text:span><text:span text:style-name="T7"> Visualizza Questionari </text:span><text:span text:style-name="T4">)</text:span></text:p>
              </text:list-item>
              <text:list-item>
                <text:p text:style-name="P14">Il sistema mostra all'utente la lista dei questionari</text:p>
                <text:p text:style-name="P12"><text:span text:style-name="T5"/></text:p>
              </text:list-item>
              <text:list-item>
                <text:p text:style-name="P12">L'utente <text:span text:style-name="T13">seleziona un questionario</text:span></text:p>
              </text:list-item>
              <text:list-item>
                <text:p text:style-name="P15">Il sistema <text:span text:style-name="T13">visualizza i dettagli del questionario(</text:span><text:span text:style-name="T9">include Visualizza Dettagli Questionario</text:span><text:span text:style-name="T6">)</text:span></text:p>
              </text:list-item>
              <text:list-item>
                <text:p text:style-name="P13">L'utente modifica i campi desiderati</text:p>
                <text:p text:style-name="P16">8.L'utente sottomette la modifica effettuata</text:p>
              </text:list-item>
            </text:list>
            <text:p text:style-name="P11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1">Il sistema mostra all'utente un messaggio di successo dell'operazione e mostra all'utente il questionario modificato (</text:span><text:span text:style-name="T8">include Visualizza Dettagli Questionario 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/>
            <text:list xml:id="list43559411" text:style-name="L1">
              <text:list-item>
                <text:p text:style-name="P9"><text:span text:style-name="T1">Nel caso di un errore utente, il sistema mostra all’utente un messaggio di errore che </text:span>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1M15S</meta:editing-duration>
    <meta:editing-cycles>9</meta:editing-cycles>
    <meta:generator>LibreOffice/3.6$Windows_x86 LibreOffice_project/da8c1e6-fd468f4-454e206-f42a4a9-143cfd</meta:generator>
    <dc:date>2012-10-21T23:41:36.46</dc:date>
    <meta:document-statistic meta:table-count="1" meta:image-count="0" meta:object-count="0" meta:page-count="1" meta:paragraph-count="20" meta:word-count="119" meta:character-count="861" meta:non-whitespace-character-count="767"/>
  </office:meta>
</office:document-meta>
</file>